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F0000007F59B3D9FBE395A9EB.png" manifest:media-type="image/png"/>
  <manifest:file-entry manifest:full-path="Pictures/1000163600000E9300000BAE0131D37DBB5352BD.svg" manifest:media-type="image/svg+xml"/>
  <manifest:file-entry manifest:full-path="Pictures/100002010000022A0000022A97EE9E6FA68D20FD.png" manifest:media-type="image/png"/>
  <manifest:file-entry manifest:full-path="Pictures/100012A5000032E7000032E752FB59DF12A81F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8" svg:font-family="'LM Sans 8'" style:font-family-generic="swiss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584cm"/>
      <style:paragraph-properties style:writing-mode="lr-tb"/>
    </style:style>
    <style:style style:name="gr4" style:family="graphic" style:parent-style-name="objectwithoutfill">
      <style:graphic-properties svg:stroke-width="0.053cm" svg:stroke-color="#ff4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.2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.069cm"/>
      <style:paragraph-properties style:writing-mode="lr-tb"/>
    </style:style>
    <style:style style:name="gr7" style:family="graphic" style:parent-style-name="objectwithoutfill">
      <style:graphic-properties svg:stroke-width="0.053cm" svg:stroke-color="#3465a4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M Sans 8" fo:font-size="15pt" style:font-size-asian="15pt" style:font-size-complex="15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c9211e" style:font-name="LM Sans 8" fo:font-size="15pt" style:font-size-asian="15pt" style:font-size-complex="15pt"/>
    </style:style>
    <style:style style:name="T1" style:family="text">
      <style:text-properties style:font-name="LM Sans 8" fo:font-size="12pt" style:font-size-asian="12pt" style:font-size-complex="12pt"/>
    </style:style>
    <style:style style:name="T2" style:family="text">
      <style:text-properties fo:color="#c9211e" style:font-name="LM Sans 8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6cm" svg:height="1.26cm" svg:x="7.756cm" svg:y="3.845cm">
          <draw:image xlink:href="Pictures/100012A5000032E7000032E752FB59DF12A81FD4.svg" xlink:type="simple" xlink:show="embed" xlink:actuate="onLoad" loext:mime-type="image/svg+xml">
            <text:p/>
          </draw:image>
          <draw:image xlink:href="Pictures/100002010000022A0000022A97EE9E6FA68D20FD.png" xlink:type="simple" xlink:show="embed" xlink:actuate="onLoad" loext:mime-type="image/png"/>
        </draw:frame>
        <draw:frame draw:style-name="gr1" draw:text-style-name="P1" draw:layer="layout" svg:width="1.486cm" svg:height="1.191cm" svg:x="10.413cm" svg:y="0.40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4.261cm" svg:y="1.75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2.699cm" svg:y="4.85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0.914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4.67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2" draw:text-style-name="P2" draw:layer="layout" svg:width="2.86cm" svg:height="0.869cm" svg:x="9.839cm" svg:y="-0.03cm">
          <draw:text-box>
            <text:p><text:span text:style-name="T1">8:00 ~ 10:00</text:span></text:p>
          </draw:text-box>
        </draw:frame>
        <draw:frame draw:style-name="gr2" draw:text-style-name="P2" draw:layer="layout" svg:width="2.86cm" svg:height="0.869cm" svg:x="14.739cm" svg:y="2.871cm">
          <draw:text-box>
            <text:p><text:span text:style-name="T1">9:30 ~ 10:10</text:span></text:p>
          </draw:text-box>
        </draw:frame>
        <draw:frame draw:style-name="gr3" draw:text-style-name="P2" draw:layer="layout" svg:width="3.084cm" svg:height="0.869cm" svg:x="13.539cm" svg:y="5.872cm">
          <draw:text-box>
            <text:p><text:span text:style-name="T1">11:00 ~ 11:50</text:span></text:p>
          </draw:text-box>
        </draw:frame>
        <draw:frame draw:style-name="gr3" draw:text-style-name="P2" draw:layer="layout" svg:width="3.084cm" svg:height="0.869cm" svg:x="0.539cm" svg:y="5.771cm">
          <draw:text-box>
            <text:p><text:span text:style-name="T1">13:00 ~ 14:30</text:span></text:p>
          </draw:text-box>
        </draw:frame>
        <draw:frame draw:style-name="gr3" draw:text-style-name="P2" draw:layer="layout" svg:width="3.084cm" svg:height="0.869cm" svg:x="0.539cm" svg:y="0.272cm">
          <draw:text-box>
            <text:p><text:span text:style-name="T1">14:00 ~ 16:00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.26cm" svg:height="1.26cm" svg:x="7.756cm" svg:y="3.845cm">
          <draw:image xlink:href="Pictures/100012A5000032E7000032E752FB59DF12A81FD4.svg" xlink:type="simple" xlink:show="embed" xlink:actuate="onLoad" loext:mime-type="image/svg+xml">
            <text:p/>
          </draw:image>
          <draw:image xlink:href="Pictures/100002010000022A0000022A97EE9E6FA68D20FD.png" xlink:type="simple" xlink:show="embed" xlink:actuate="onLoad" loext:mime-type="image/png"/>
        </draw:frame>
        <draw:frame draw:style-name="gr1" draw:text-style-name="P1" draw:layer="layout" svg:width="1.486cm" svg:height="1.191cm" svg:x="10.413cm" svg:y="0.40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4.261cm" svg:y="1.75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2.699cm" svg:y="4.85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0.914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4.67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2" draw:text-style-name="P2" draw:layer="layout" svg:width="2.86cm" svg:height="0.869cm" svg:x="9.839cm" svg:y="-0.03cm">
          <draw:text-box>
            <text:p><text:span text:style-name="T1">8:00 ~ 10:00</text:span></text:p>
          </draw:text-box>
        </draw:frame>
        <draw:frame draw:style-name="gr2" draw:text-style-name="P2" draw:layer="layout" svg:width="2.86cm" svg:height="0.869cm" svg:x="14.739cm" svg:y="2.871cm">
          <draw:text-box>
            <text:p><text:span text:style-name="T1">9:30 ~ 10:10</text:span></text:p>
          </draw:text-box>
        </draw:frame>
        <draw:frame draw:style-name="gr3" draw:text-style-name="P2" draw:layer="layout" svg:width="3.084cm" svg:height="0.869cm" svg:x="13.539cm" svg:y="5.872cm">
          <draw:text-box>
            <text:p><text:span text:style-name="T1">11:00 ~ 11:50</text:span></text:p>
          </draw:text-box>
        </draw:frame>
        <draw:frame draw:style-name="gr3" draw:text-style-name="P2" draw:layer="layout" svg:width="3.084cm" svg:height="0.869cm" svg:x="0.539cm" svg:y="5.771cm">
          <draw:text-box>
            <text:p><text:span text:style-name="T1">13:00 ~ 14:30</text:span></text:p>
          </draw:text-box>
        </draw:frame>
        <draw:frame draw:style-name="gr3" draw:text-style-name="P2" draw:layer="layout" svg:width="3.084cm" svg:height="0.869cm" svg:x="0.539cm" svg:y="0.272cm">
          <draw:text-box>
            <text:p><text:span text:style-name="T1">14:00 ~ 16:00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.26cm" svg:height="1.26cm" svg:x="7.756cm" svg:y="3.845cm">
          <draw:image xlink:href="Pictures/100012A5000032E7000032E752FB59DF12A81FD4.svg" xlink:type="simple" xlink:show="embed" xlink:actuate="onLoad" loext:mime-type="image/svg+xml">
            <text:p/>
          </draw:image>
          <draw:image xlink:href="Pictures/100002010000022A0000022A97EE9E6FA68D20FD.png" xlink:type="simple" xlink:show="embed" xlink:actuate="onLoad" loext:mime-type="image/png"/>
        </draw:frame>
        <draw:frame draw:style-name="gr1" draw:text-style-name="P1" draw:layer="layout" svg:width="1.486cm" svg:height="1.191cm" svg:x="10.413cm" svg:y="0.40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4.261cm" svg:y="1.75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2.699cm" svg:y="4.85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0.914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4.67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2" draw:text-style-name="P2" draw:layer="layout" svg:width="2.86cm" svg:height="0.869cm" svg:x="9.839cm" svg:y="-0.03cm">
          <draw:text-box>
            <text:p><text:span text:style-name="T1">8:00 ~ 10:00</text:span></text:p>
          </draw:text-box>
        </draw:frame>
        <draw:frame draw:style-name="gr2" draw:text-style-name="P2" draw:layer="layout" svg:width="2.86cm" svg:height="0.869cm" svg:x="14.739cm" svg:y="2.871cm">
          <draw:text-box>
            <text:p><text:span text:style-name="T1">9:30 ~ 10:10</text:span></text:p>
          </draw:text-box>
        </draw:frame>
        <draw:frame draw:style-name="gr3" draw:text-style-name="P2" draw:layer="layout" svg:width="3.084cm" svg:height="0.869cm" svg:x="13.539cm" svg:y="5.872cm">
          <draw:text-box>
            <text:p><text:span text:style-name="T1">11:00 ~ 11:50</text:span></text:p>
          </draw:text-box>
        </draw:frame>
        <draw:frame draw:style-name="gr3" draw:text-style-name="P2" draw:layer="layout" svg:width="3.084cm" svg:height="0.869cm" svg:x="0.539cm" svg:y="5.771cm">
          <draw:text-box>
            <text:p><text:span text:style-name="T1">13:00 ~ 14:30</text:span></text:p>
          </draw:text-box>
        </draw:frame>
        <draw:frame draw:style-name="gr3" draw:text-style-name="P2" draw:layer="layout" svg:width="3.084cm" svg:height="0.869cm" svg:x="0.539cm" svg:y="0.272cm">
          <draw:text-box>
            <text:p><text:span text:style-name="T1">14:00 ~ 16:00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  <draw:line draw:style-name="gr4" draw:text-style-name="P3" draw:layer="layout" svg:x1="11.797cm" svg:y1="1.424cm" svg:x2="14.337cm" svg:y2="2.313cm">
          <text:p/>
        </draw:line>
        <draw:frame draw:style-name="gr5" draw:text-style-name="P4" draw:layer="layout" svg:width="1.793cm" svg:height="0.869cm" svg:x="12.501cm" svg:y="0.925cm">
          <draw:text-box>
            <text:p><text:span text:style-name="T2">11 min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.26cm" svg:height="1.26cm" svg:x="7.756cm" svg:y="3.845cm">
          <draw:image xlink:href="Pictures/100012A5000032E7000032E752FB59DF12A81FD4.svg" xlink:type="simple" xlink:show="embed" xlink:actuate="onLoad" loext:mime-type="image/svg+xml">
            <text:p/>
          </draw:image>
          <draw:image xlink:href="Pictures/100002010000022A0000022A97EE9E6FA68D20FD.png" xlink:type="simple" xlink:show="embed" xlink:actuate="onLoad" loext:mime-type="image/png"/>
        </draw:frame>
        <draw:frame draw:style-name="gr1" draw:text-style-name="P1" draw:layer="layout" svg:width="1.486cm" svg:height="1.191cm" svg:x="10.413cm" svg:y="0.40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4.261cm" svg:y="1.75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2.699cm" svg:y="4.85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0.914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4.67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2" draw:text-style-name="P2" draw:layer="layout" svg:width="2.86cm" svg:height="0.869cm" svg:x="9.839cm" svg:y="-0.03cm">
          <draw:text-box>
            <text:p><text:span text:style-name="T1">8:00 ~ 10:00</text:span></text:p>
          </draw:text-box>
        </draw:frame>
        <draw:frame draw:style-name="gr2" draw:text-style-name="P2" draw:layer="layout" svg:width="2.86cm" svg:height="0.869cm" svg:x="14.739cm" svg:y="2.871cm">
          <draw:text-box>
            <text:p><text:span text:style-name="T1">9:30 ~ 10:10</text:span></text:p>
          </draw:text-box>
        </draw:frame>
        <draw:frame draw:style-name="gr3" draw:text-style-name="P2" draw:layer="layout" svg:width="3.084cm" svg:height="0.869cm" svg:x="13.539cm" svg:y="5.872cm">
          <draw:text-box>
            <text:p><text:span text:style-name="T1">11:00 ~ 11:50</text:span></text:p>
          </draw:text-box>
        </draw:frame>
        <draw:frame draw:style-name="gr3" draw:text-style-name="P2" draw:layer="layout" svg:width="3.084cm" svg:height="0.869cm" svg:x="0.539cm" svg:y="5.771cm">
          <draw:text-box>
            <text:p><text:span text:style-name="T1">13:00 ~ 14:30</text:span></text:p>
          </draw:text-box>
        </draw:frame>
        <draw:frame draw:style-name="gr3" draw:text-style-name="P2" draw:layer="layout" svg:width="3.084cm" svg:height="0.869cm" svg:x="0.539cm" svg:y="0.272cm">
          <draw:text-box>
            <text:p><text:span text:style-name="T1">14:00 ~ 16:00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  <draw:line draw:style-name="gr4" draw:text-style-name="P3" draw:layer="layout" svg:x1="11.797cm" svg:y1="1.424cm" svg:x2="14.337cm" svg:y2="2.313cm">
          <text:p/>
        </draw:line>
        <draw:frame draw:style-name="gr5" draw:text-style-name="P4" draw:layer="layout" svg:width="1.793cm" svg:height="0.869cm" svg:x="12.501cm" svg:y="0.925cm">
          <draw:text-box>
            <text:p><text:span text:style-name="T2">11 min</text:span></text:p>
          </draw:text-box>
        </draw:frame>
        <draw:line draw:style-name="gr4" draw:text-style-name="P3" draw:layer="layout" svg:x1="14.745cm" svg:y1="3.061cm" svg:x2="13.729cm" svg:y2="4.966cm">
          <text:p/>
        </draw:line>
        <draw:frame draw:style-name="gr6" draw:text-style-name="P4" draw:layer="layout" svg:width="1.569cm" svg:height="0.869cm" svg:x="12.629cm" svg:y="3.312cm">
          <draw:text-box>
            <text:p><text:span text:style-name="T2">6 min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.26cm" svg:height="1.26cm" svg:x="7.756cm" svg:y="3.845cm">
          <draw:image xlink:href="Pictures/100012A5000032E7000032E752FB59DF12A81FD4.svg" xlink:type="simple" xlink:show="embed" xlink:actuate="onLoad" loext:mime-type="image/svg+xml">
            <text:p/>
          </draw:image>
          <draw:image xlink:href="Pictures/100002010000022A0000022A97EE9E6FA68D20FD.png" xlink:type="simple" xlink:show="embed" xlink:actuate="onLoad" loext:mime-type="image/png"/>
        </draw:frame>
        <draw:frame draw:style-name="gr1" draw:text-style-name="P1" draw:layer="layout" svg:width="1.486cm" svg:height="1.191cm" svg:x="10.413cm" svg:y="0.40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4.261cm" svg:y="1.75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2.699cm" svg:y="4.85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0.914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4.67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2" draw:text-style-name="P2" draw:layer="layout" svg:width="2.86cm" svg:height="0.869cm" svg:x="9.839cm" svg:y="-0.03cm">
          <draw:text-box>
            <text:p><text:span text:style-name="T1">8:00 ~ 10:00</text:span></text:p>
          </draw:text-box>
        </draw:frame>
        <draw:frame draw:style-name="gr2" draw:text-style-name="P2" draw:layer="layout" svg:width="2.86cm" svg:height="0.869cm" svg:x="14.739cm" svg:y="2.871cm">
          <draw:text-box>
            <text:p><text:span text:style-name="T1">9:30 ~ 10:10</text:span></text:p>
          </draw:text-box>
        </draw:frame>
        <draw:frame draw:style-name="gr3" draw:text-style-name="P2" draw:layer="layout" svg:width="3.084cm" svg:height="0.869cm" svg:x="13.539cm" svg:y="5.872cm">
          <draw:text-box>
            <text:p><text:span text:style-name="T1">11:00 ~ 11:50</text:span></text:p>
          </draw:text-box>
        </draw:frame>
        <draw:frame draw:style-name="gr3" draw:text-style-name="P2" draw:layer="layout" svg:width="3.084cm" svg:height="0.869cm" svg:x="0.539cm" svg:y="5.771cm">
          <draw:text-box>
            <text:p><text:span text:style-name="T1">13:00 ~ 14:30</text:span></text:p>
          </draw:text-box>
        </draw:frame>
        <draw:frame draw:style-name="gr3" draw:text-style-name="P2" draw:layer="layout" svg:width="3.084cm" svg:height="0.869cm" svg:x="0.539cm" svg:y="0.272cm">
          <draw:text-box>
            <text:p><text:span text:style-name="T1">14:00 ~ 16:00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  <draw:line draw:style-name="gr4" draw:text-style-name="P3" draw:layer="layout" svg:x1="11.797cm" svg:y1="1.424cm" svg:x2="14.337cm" svg:y2="2.313cm">
          <text:p/>
        </draw:line>
        <draw:frame draw:style-name="gr5" draw:text-style-name="P4" draw:layer="layout" svg:width="1.793cm" svg:height="0.869cm" svg:x="12.501cm" svg:y="0.925cm">
          <draw:text-box>
            <text:p><text:span text:style-name="T2">11 min</text:span></text:p>
          </draw:text-box>
        </draw:frame>
        <draw:line draw:style-name="gr4" draw:text-style-name="P3" draw:layer="layout" svg:x1="14.745cm" svg:y1="3.061cm" svg:x2="13.729cm" svg:y2="4.966cm">
          <text:p/>
        </draw:line>
        <draw:frame draw:style-name="gr6" draw:text-style-name="P4" draw:layer="layout" svg:width="1.569cm" svg:height="0.869cm" svg:x="12.629cm" svg:y="3.312cm">
          <draw:text-box>
            <text:p><text:span text:style-name="T2">6 min</text:span></text:p>
          </draw:text-box>
        </draw:frame>
        <draw:line draw:style-name="gr4" draw:text-style-name="P3" draw:layer="layout" svg:x1="12.713cm" svg:y1="5.724cm" svg:x2="9.284cm" svg:y2="4.708cm">
          <text:p/>
        </draw:line>
        <draw:frame draw:style-name="gr5" draw:text-style-name="P4" draw:layer="layout" svg:width="1.793cm" svg:height="0.869cm" svg:x="10.13cm" svg:y="5.309cm">
          <draw:text-box>
            <text:p><text:span text:style-name="T2">19 min</text:span></text:p>
          </draw:text-box>
        </draw:frame>
      </draw:page>
      <draw:page draw:name="page6" draw:style-name="dp1" draw:master-page-name="Default">
        <draw:frame draw:style-name="gr1" draw:text-style-name="P1" draw:layer="layout" svg:width="1.26cm" svg:height="1.26cm" svg:x="7.756cm" svg:y="3.845cm">
          <draw:image xlink:href="Pictures/100012A5000032E7000032E752FB59DF12A81FD4.svg" xlink:type="simple" xlink:show="embed" xlink:actuate="onLoad" loext:mime-type="image/svg+xml">
            <text:p/>
          </draw:image>
          <draw:image xlink:href="Pictures/100002010000022A0000022A97EE9E6FA68D20FD.png" xlink:type="simple" xlink:show="embed" xlink:actuate="onLoad" loext:mime-type="image/png"/>
        </draw:frame>
        <draw:frame draw:style-name="gr1" draw:text-style-name="P1" draw:layer="layout" svg:width="1.486cm" svg:height="1.191cm" svg:x="10.413cm" svg:y="0.40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4.261cm" svg:y="1.75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2.699cm" svg:y="4.85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0.914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4.67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line draw:style-name="gr4" draw:text-style-name="P3" draw:layer="layout" svg:x1="8.762cm" svg:y1="3.708cm" svg:x2="10.54cm" svg:y2="1.549cm">
          <text:p/>
        </draw:line>
        <draw:line draw:style-name="gr4" draw:text-style-name="P3" draw:layer="layout" svg:x1="11.81cm" svg:y1="1.422cm" svg:x2="14.35cm" svg:y2="2.311cm">
          <text:p/>
        </draw:line>
        <draw:line draw:style-name="gr4" draw:text-style-name="P3" draw:layer="layout" svg:x1="14.731cm" svg:y1="3.073cm" svg:x2="13.715cm" svg:y2="4.978cm">
          <text:p/>
        </draw:line>
        <draw:line draw:style-name="gr4" draw:text-style-name="P3" draw:layer="layout" svg:x1="12.699cm" svg:y1="5.74cm" svg:x2="9.27cm" svg:y2="4.724cm">
          <text:p/>
        </draw:line>
        <draw:line draw:style-name="gr7" draw:text-style-name="P3" draw:layer="layout" svg:x1="7.492cm" svg:y1="4.851cm" svg:x2="2.793cm" svg:y2="5.359cm">
          <text:p/>
        </draw:line>
        <draw:line draw:style-name="gr7" draw:text-style-name="P3" draw:layer="layout" svg:x1="2.031cm" svg:y1="4.724cm" svg:x2="2.031cm" svg:y2="2.311cm">
          <text:p/>
        </draw:line>
        <draw:line draw:style-name="gr7" draw:text-style-name="P3" draw:layer="layout" svg:x1="2.666cm" svg:y1="2.057cm" svg:x2="7.619cm" svg:y2="4.089cm">
          <text:p/>
        </draw:line>
        <draw:frame draw:style-name="gr2" draw:text-style-name="P2" draw:layer="layout" svg:width="2.86cm" svg:height="0.869cm" svg:x="9.839cm" svg:y="-0.03cm">
          <draw:text-box>
            <text:p><text:span text:style-name="T1">8:00 ~ 10:00</text:span></text:p>
          </draw:text-box>
        </draw:frame>
        <draw:frame draw:style-name="gr2" draw:text-style-name="P2" draw:layer="layout" svg:width="2.86cm" svg:height="0.869cm" svg:x="14.739cm" svg:y="2.871cm">
          <draw:text-box>
            <text:p><text:span text:style-name="T1">9:30 ~ 10:10</text:span></text:p>
          </draw:text-box>
        </draw:frame>
        <draw:frame draw:style-name="gr3" draw:text-style-name="P2" draw:layer="layout" svg:width="3.084cm" svg:height="0.869cm" svg:x="13.539cm" svg:y="5.872cm">
          <draw:text-box>
            <text:p><text:span text:style-name="T1">11:00 ~ 11:50</text:span></text:p>
          </draw:text-box>
        </draw:frame>
        <draw:frame draw:style-name="gr3" draw:text-style-name="P2" draw:layer="layout" svg:width="3.084cm" svg:height="0.869cm" svg:x="0.539cm" svg:y="5.771cm">
          <draw:text-box>
            <text:p><text:span text:style-name="T1">13:00 ~ 14:30</text:span></text:p>
          </draw:text-box>
        </draw:frame>
        <draw:frame draw:style-name="gr3" draw:text-style-name="P2" draw:layer="layout" svg:width="3.084cm" svg:height="0.869cm" svg:x="0.539cm" svg:y="0.272cm">
          <draw:text-box>
            <text:p><text:span text:style-name="T1">14:00 ~ 16:00</text:span></text:p>
          </draw:text-box>
        </draw:frame>
        <draw:frame draw:style-name="gr5" draw:text-style-name="P4" draw:layer="layout" svg:width="1.793cm" svg:height="0.869cm" svg:x="4.19cm" svg:y="5.125cm">
          <draw:text-box>
            <text:p><text:span text:style-name="T2">16 min</text:span></text:p>
          </draw:text-box>
        </draw:frame>
        <draw:frame draw:style-name="gr5" draw:text-style-name="P4" draw:layer="layout" svg:width="1.793cm" svg:height="0.869cm" svg:x="0.111cm" svg:y="3.22cm">
          <draw:text-box>
            <text:p><text:span text:style-name="T2">10 min</text:span></text:p>
          </draw:text-box>
        </draw:frame>
        <draw:frame draw:style-name="gr5" draw:text-style-name="P4" draw:layer="layout" svg:width="1.793cm" svg:height="0.869cm" svg:x="4.112cm" svg:y="1.921cm">
          <draw:text-box>
            <text:p><text:span text:style-name="T2">31 min</text:span></text:p>
          </draw:text-box>
        </draw:frame>
        <draw:frame draw:style-name="gr5" draw:text-style-name="P4" draw:layer="layout" svg:width="1.793cm" svg:height="0.869cm" svg:x="7.713cm" svg:y="2.122cm">
          <draw:text-box>
            <text:p><text:span text:style-name="T2">18 min</text:span></text:p>
          </draw:text-box>
        </draw:frame>
        <draw:frame draw:style-name="gr5" draw:text-style-name="P4" draw:layer="layout" svg:width="1.793cm" svg:height="0.869cm" svg:x="12.514cm" svg:y="0.923cm">
          <draw:text-box>
            <text:p><text:span text:style-name="T2">11 min</text:span></text:p>
          </draw:text-box>
        </draw:frame>
        <draw:frame draw:style-name="gr6" draw:text-style-name="P4" draw:layer="layout" svg:width="1.569cm" svg:height="0.869cm" svg:x="12.615cm" svg:y="3.324cm">
          <draw:text-box>
            <text:p><text:span text:style-name="T2">6 min</text:span></text:p>
          </draw:text-box>
        </draw:frame>
        <draw:frame draw:style-name="gr5" draw:text-style-name="P4" draw:layer="layout" svg:width="1.793cm" svg:height="0.869cm" svg:x="10.116cm" svg:y="5.325cm">
          <draw:text-box>
            <text:p><text:span text:style-name="T2">19 min</text:span></text:p>
          </draw:text-box>
        </draw:frame>
        <draw:line draw:style-name="gr4" draw:text-style-name="P3" draw:layer="layout" svg:x1="8.763cm" svg:y1="3.722cm" svg:x2="10.541cm" svg:y2="1.563cm">
          <text:p/>
        </draw:line>
        <draw:frame draw:style-name="gr5" draw:text-style-name="P4" draw:layer="layout" svg:width="1.793cm" svg:height="0.869cm" svg:x="7.714cm" svg:y="2.136cm">
          <draw:text-box>
            <text:p><text:span text:style-name="T2">18 min</text:span></text:p>
          </draw:text-box>
        </draw:frame>
      </draw:page>
      <draw:page draw:name="page7" draw:style-name="dp1" draw:master-page-name="Default">
        <draw:frame draw:style-name="gr1" draw:text-style-name="P1" draw:layer="layout" svg:width="1.26cm" svg:height="1.26cm" svg:x="7.756cm" svg:y="3.845cm">
          <draw:image xlink:href="Pictures/100012A5000032E7000032E752FB59DF12A81FD4.svg" xlink:type="simple" xlink:show="embed" xlink:actuate="onLoad" loext:mime-type="image/svg+xml">
            <text:p/>
          </draw:image>
          <draw:image xlink:href="Pictures/100002010000022A0000022A97EE9E6FA68D20FD.png" xlink:type="simple" xlink:show="embed" xlink:actuate="onLoad" loext:mime-type="image/png"/>
        </draw:frame>
        <draw:frame draw:style-name="gr1" draw:text-style-name="P1" draw:layer="layout" svg:width="1.486cm" svg:height="1.191cm" svg:x="10.413cm" svg:y="0.40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4.261cm" svg:y="1.75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2.699cm" svg:y="4.85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0.914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frame draw:style-name="gr1" draw:text-style-name="P1" draw:layer="layout" svg:width="1.486cm" svg:height="1.191cm" svg:x="1.307cm" svg:y="4.67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9F0000007F59B3D9FBE395A9EB.png" xlink:type="simple" xlink:show="embed" xlink:actuate="onLoad" loext:mime-type="image/png"/>
        </draw:frame>
        <draw:line draw:style-name="gr4" draw:text-style-name="P3" draw:layer="layout" svg:x1="8.762cm" svg:y1="3.708cm" svg:x2="10.54cm" svg:y2="1.549cm">
          <text:p/>
        </draw:line>
        <draw:line draw:style-name="gr4" draw:text-style-name="P3" draw:layer="layout" svg:x1="11.81cm" svg:y1="1.422cm" svg:x2="14.35cm" svg:y2="2.311cm">
          <text:p/>
        </draw:line>
        <draw:line draw:style-name="gr4" draw:text-style-name="P3" draw:layer="layout" svg:x1="14.731cm" svg:y1="3.073cm" svg:x2="13.715cm" svg:y2="4.978cm">
          <text:p/>
        </draw:line>
        <draw:line draw:style-name="gr4" draw:text-style-name="P3" draw:layer="layout" svg:x1="12.699cm" svg:y1="5.74cm" svg:x2="9.27cm" svg:y2="4.724cm">
          <text:p/>
        </draw:line>
        <draw:line draw:style-name="gr7" draw:text-style-name="P3" draw:layer="layout" svg:x1="7.492cm" svg:y1="4.851cm" svg:x2="2.793cm" svg:y2="5.359cm">
          <text:p/>
        </draw:line>
        <draw:line draw:style-name="gr7" draw:text-style-name="P3" draw:layer="layout" svg:x1="2.031cm" svg:y1="4.724cm" svg:x2="2.031cm" svg:y2="2.311cm">
          <text:p/>
        </draw:line>
        <draw:line draw:style-name="gr7" draw:text-style-name="P3" draw:layer="layout" svg:x1="2.666cm" svg:y1="2.057cm" svg:x2="7.619cm" svg:y2="4.089cm">
          <text:p/>
        </draw:line>
        <draw:line draw:style-name="gr4" draw:text-style-name="P3" draw:layer="layout" svg:x1="8.763cm" svg:y1="3.722cm" svg:x2="10.541cm" svg:y2="1.5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8" svg:font-family="'LM Sans 8'" style:font-family-generic="swiss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3:36:09.125163217</meta:creation-date>
    <meta:generator>LibreOffice/6.4.7.2$Linux_X86_64 LibreOffice_project/40$Build-2</meta:generator>
    <dc:date>2021-04-28T15:00:17.849082993</dc:date>
    <meta:editing-duration>PT25M18S</meta:editing-duration>
    <meta:editing-cycles>8</meta:editing-cycles>
    <meta:document-statistic meta:object-count="124"/>
  </office:meta>
</office:document-meta>
</file>